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4.061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style:font-name="Century Schoolbook L"/>
    </style:style>
    <style:style style:name="P2" style:family="paragraph">
      <loext:graphic-properties draw:fill-color="#ffffff"/>
      <style:text-properties style:font-name="Century Schoolbook L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style:font-style-asian="italic" style:font-style-complex="italic"/>
    </style:style>
    <style:style style:name="T3" style:family="text">
      <style:text-properties style:font-name="Century Schoolbook L"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xercício de Nomentclatura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1">Universidade do Estado do Rio de Janeiro</text:span></text:p>
            <text:p><text:span text:style-name="T1">Fundamentos de Biologia II</text:span></text:p>
            <text:p><text:span text:style-name="T1">Professor: Alexandre de Gusmão Pedrini</text:span></text:p>
            <text:p><text:span text:style-name="T1">Semestre: 2015.2</text:span></text:p>
            <text:p><text:span text:style-name="T1">Aluno: André Rossi Korol</text:span></text:p>
            <text:p><text:span text:style-name="T1">Matrícula: 201510216511</text:span></text:p>
            <text:p><text:span text:style-name="T1">Curso: Oceanograf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4.061cm" svg:x="1.4cm" svg:y="0.56cm" presentation:class="title" presentation:user-transformed="true">
          <draw:text-box>
            <text:p><text:span text:style-name="T2">Dunaliella salina</text:span><text:span text:style-name="T1"> (Dunal) Teodoresco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É uma alga unicelular verde encontrada em ambientes com alta concentração de sal</text:span></text:p>
              </text:list-item>
              <text:list-item>
                <text:p><text:span text:style-name="T1">O que ela produz?</text:span></text:p>
              </text:list-item>
              <text:list-item>
                <text:p><text:span text:style-name="T1">Descoberta por </text:span><text:span text:style-name="T3">Michel Felix Dunal</text:span></text:p>
              </text:list-item>
              <text:list-item>
                <text:p><text:span text:style-name="T3">Curiosidade do no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Michel Félix Dunal</text:span></text:p>
          </draw:text-box>
        </draw:frame>
        <draw:frame presentation:style-name="pr5" draw:text-style-name="P1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Nasceu em 24 de Outubro de 1789, na cidade de Montpellier</text:span></text:p>
              </text:list-item>
              <text:list-item>
                <text:p text:style-name="P1"><text:span text:style-name="T1">Formação</text:span></text:p>
                <text:list>
                  <text:list-item>
                    <text:p><text:span text:style-name="T1">Botânico</text:span></text:p>
                  </text:list-item>
                  <text:list-item>
                    <text:p><text:span text:style-name="T1">Universidade de Montpellier</text:span></text:p>
                  </text:list-item>
                </text:list>
              </text:list-item>
              <text:list-item>
                <text:p text:style-name="P1"><text:span text:style-name="T1">Reconhecimento</text:span></text:p>
                <text:list>
                  <text:list-item>
                    <text:p><text:span text:style-name="T1">Gênero </text:span><text:span text:style-name="T2">Solanum</text:span></text:p>
                  </text:list-item>
                </text:list>
              </text:list-item>
              <text:list-item>
                <text:p text:style-name="P1"><text:span text:style-name="T1">Morte (29/07/1856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4.107cm" svg:x="1.4cm" svg:y="0.537cm" presentation:class="title" presentation:user-transformed="true">
          <draw:text-box>
            <text:p text:style-name="P1"><text:span text:style-name="T1">Um pouco mais sobre a </text:span><text:span text:style-name="T2">Dunaliella salina</text:span><text:span text:style-name="T1"> (Dunal) Teodoresco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Tolera grandes variações de salinidade</text:span></text:p>
              </text:list-item>
              <text:list-item>
                <text:p text:style-name="P1"><text:span text:style-name="T1">Mas como ela se adapta a ambientes com alta salinidade?</text:span></text:p>
              </text:list-item>
              <text:list-item>
                <text:p text:style-name="P1"><text:span text:style-name="T1">Adaptação à radiação solar</text:span></text:p>
              </text:list-item>
              <text:list-item>
                <text:p text:style-name="P1"><text:span text:style-name="T1">Produto comercial</text:span></text:p>
              </text:list-item>
              <text:list-item>
                <text:p text:style-name="P1"><text:span text:style-name="T1">E pode comer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107cm" svg:x="1.4cm" svg:y="0.537cm" presentation:class="title" presentation:user-transformed="true">
          <draw:text-box>
            <text:p>Distribuição Global da <text:span text:style-name="T2">Dunaliella salina</text:span><text:span text:style-name="T1"> (Dunal) Teodoresco</text:span> 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Nomenclatura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77216f" draw:fill-gradient-name="Subtle_20_Tango_20_Green" draw:fill-hatch-solid="fals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loext:graphic-properties draw:fill-hatch-solid="false"/>
      <style:drawing-page-properties draw:background-size="border" draw:fill="gradient" draw:fill-color="#77216f" draw:fill-gradient-name="Subtle_20_Tango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21:12:29.791274093</meta:creation-date>
    <dc:date>2015-08-31T12:42:05.715576741</dc:date>
    <meta:editing-duration>PT46M37S</meta:editing-duration>
    <meta:editing-cycles>2</meta:editing-cycles>
    <meta:generator>LibreOffice/4.4.2.2$Linux_X86_64 LibreOffice_project/40m0$Build-2</meta:generator>
    <meta:document-statistic meta:object-count="45"/>
  </office:meta>
</office:document-meta>
</file>